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nux Biolinum G" svg:font-family="'Linux Biolinum G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2884" officeooo:paragraph-rsid="00082884"/>
    </style:style>
    <style:style style:name="P2" style:family="paragraph" style:parent-style-name="Standard">
      <style:text-properties officeooo:rsid="00082884" officeooo:paragraph-rsid="00088650"/>
    </style:style>
    <style:style style:name="P3" style:family="paragraph" style:parent-style-name="Standard">
      <style:text-properties officeooo:rsid="00082884" officeooo:paragraph-rsid="00098f25"/>
    </style:style>
    <style:style style:name="P4" style:family="paragraph" style:parent-style-name="Standard">
      <style:text-properties officeooo:rsid="00082884" officeooo:paragraph-rsid="000b10e9"/>
    </style:style>
    <style:style style:name="P5" style:family="paragraph" style:parent-style-name="Standard">
      <style:text-properties officeooo:rsid="00082884" officeooo:paragraph-rsid="000b8a8e"/>
    </style:style>
    <style:style style:name="P6" style:family="paragraph" style:parent-style-name="Standard">
      <style:text-properties officeooo:rsid="00082884" officeooo:paragraph-rsid="000e4663"/>
    </style:style>
    <style:style style:name="P7" style:family="paragraph" style:parent-style-name="Standard">
      <style:text-properties officeooo:rsid="00088650" officeooo:paragraph-rsid="000e4663"/>
    </style:style>
    <style:style style:name="P8" style:family="paragraph" style:parent-style-name="Standard">
      <style:text-properties officeooo:rsid="00098f25" officeooo:paragraph-rsid="00098f25"/>
    </style:style>
    <style:style style:name="P9" style:family="paragraph" style:parent-style-name="Standard">
      <style:text-properties officeooo:rsid="000b10e9" officeooo:paragraph-rsid="000b10e9"/>
    </style:style>
    <style:style style:name="P10" style:family="paragraph" style:parent-style-name="Standard">
      <style:text-properties officeooo:rsid="000d4345" officeooo:paragraph-rsid="000d4345"/>
    </style:style>
    <style:style style:name="P11" style:family="paragraph" style:parent-style-name="Standard">
      <style:text-properties officeooo:rsid="000d4345" officeooo:paragraph-rsid="000e4663"/>
    </style:style>
    <style:style style:name="P12" style:family="paragraph" style:parent-style-name="Standard">
      <style:text-properties officeooo:rsid="00082884" officeooo:paragraph-rsid="000b10e9"/>
    </style:style>
    <style:style style:name="P13" style:family="paragraph" style:parent-style-name="Standard">
      <style:text-properties officeooo:rsid="00082884" officeooo:paragraph-rsid="00082884"/>
    </style:style>
    <style:style style:name="P14" style:family="paragraph" style:parent-style-name="Standard">
      <style:text-properties officeooo:rsid="00082884" officeooo:paragraph-rsid="00088650"/>
    </style:style>
    <style:style style:name="P15" style:family="paragraph" style:parent-style-name="Standard">
      <style:text-properties officeooo:rsid="0010fcc6" officeooo:paragraph-rsid="0010fcc6"/>
    </style:style>
    <style:style style:name="P16" style:family="paragraph" style:parent-style-name="Standard">
      <style:text-properties officeooo:rsid="00088650" officeooo:paragraph-rsid="000b8a8e"/>
    </style:style>
    <style:style style:name="P17" style:family="paragraph" style:parent-style-name="Standard">
      <style:text-properties officeooo:rsid="00088650" officeooo:paragraph-rsid="00088650"/>
    </style:style>
    <style:style style:name="P18" style:family="paragraph">
      <style:paragraph-properties fo:text-align="center"/>
    </style:style>
    <style:style style:name="T1" style:family="text">
      <style:text-properties officeooo:rsid="00098f25"/>
    </style:style>
    <style:style style:name="T2" style:family="text">
      <style:text-properties officeooo:rsid="000b10e9"/>
    </style:style>
    <style:style style:name="T3" style:family="text">
      <style:text-properties officeooo:rsid="000d4345"/>
    </style:style>
    <style:style style:name="T4" style:family="text">
      <style:text-properties officeooo:rsid="00088650"/>
    </style:style>
    <style:style style:name="T5" style:family="text">
      <style:text-properties officeooo:rsid="000f8b3b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10fcc6"/>
    </style:style>
    <style:style style:name="T8" style:family="text">
      <style:text-properties fo:color="#000000" style:font-name="Linux Biolinum G" fo:font-size="12pt" fo:font-style="normal" fo:font-weight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style:style style:name="gr1" style:family="graphic">
      <style:graphic-properties draw:stroke="solid" svg:stroke-width="3pt" svg:stroke-color="#000000" svg:stroke-opacity="0%" draw:stroke-linejoin="round" draw:fill-color="#00cc00" draw:opacity="0%" draw:textarea-horizontal-align="center" draw:textarea-vertical-align="middle" fo:padding-top="1.5pt" fo:padding-bottom="1.5pt" fo:padding-left="1.5pt" fo:padding-right="1.5pt" draw:shadow="visible" draw:shadow-offset-x="0pt" draw:shadow-offset-y="0pt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5" svg:stroke-width="3pt" svg:stroke-color="#000000" svg:stroke-opacity="75%" draw:stroke-linejoin="miter" draw:fill-color="#00cc00" draw:opacity="50%" draw:textarea-horizontal-align="center" draw:textarea-vertical-align="middle" fo:padding-top="1.5pt" fo:padding-bottom="1.5pt" fo:padding-left="1.5pt" fo:padding-right="1.5pt" draw:shadow="visible" draw:shadow-offset-x="0pt" draw:shadow-offset-y="0pt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Dashed_20__28_var_29__20_5" svg:stroke-width="3pt" svg:stroke-color="#000000" svg:stroke-opacity="0%" draw:stroke-linejoin="miter" draw:fill-color="#ffffff" draw:opacity="0%" draw:textarea-horizontal-align="center" draw:textarea-vertical-align="middle" fo:padding-top="1.5pt" fo:padding-bottom="1.5pt" fo:padding-left="1.5pt" fo:padding-right="1.5pt" draw:shadow="visible" draw:shadow-offset-x="0pt" draw:shadow-offset-y="0pt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solid" draw:stroke-dash="Dashed_20__28_var_29__20_5" svg:stroke-width="3pt" svg:stroke-color="#000000" svg:stroke-opacity="75%" draw:stroke-linejoin="miter" draw:fill-color="#ffffff" draw:opacity="5%" draw:textarea-horizontal-align="center" draw:textarea-vertical-align="middle" fo:padding-top="1.5pt" fo:padding-bottom="1.5pt" fo:padding-left="1.5pt" fo:padding-right="1.5pt" draw:shadow="visible" draw:shadow-offset-x="0pt" draw:shadow-offset-y="0pt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solid" draw:stroke-dash="Dashed_20__28_var_29__20_5" svg:stroke-width="3pt" svg:stroke-color="#0000ff" svg:stroke-opacity="75%" draw:stroke-linejoin="miter" draw:fill-color="#ffffff" draw:opacity="5%" draw:textarea-horizontal-align="center" draw:textarea-vertical-align="middle" fo:padding-top="1.5pt" fo:padding-bottom="1.5pt" fo:padding-left="1.5pt" fo:padding-right="1.5pt" draw:shadow="visible" draw:shadow-offset-x="0pt" draw:shadow-offset-y="0pt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stroke-dash="Dashed_20__28_var_29__20_4" svg:stroke-width="4.99pt" svg:stroke-color="#000000" svg:stroke-opacity="100%" draw:stroke-linejoin="round" svg:stroke-linecap="butt" draw:fill="none" draw:fill-color="#ffffff" draw:opacity="100%" draw:textarea-horizontal-align="center" draw:textarea-vertical-align="middle" fo:padding-top="2.49pt" fo:padding-bottom="2.49pt" fo:padding-left="2.49pt" fo:padding-right="2.49pt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stroke-dash="Dashed_20__28_var_29__20_4" svg:stroke-width="4.99pt" svg:stroke-color="#000000" svg:stroke-opacity="0%" draw:stroke-linejoin="round" svg:stroke-linecap="butt" draw:fill="none" draw:fill-color="#000000" draw:opacity="100%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stroke="solid" draw:stroke-dash="Dashed_20__28_var_29__20_4" svg:stroke-width="4.99pt" svg:stroke-color="#000000" svg:stroke-opacity="100%" draw:stroke-linejoin="miter" svg:stroke-linecap="butt" draw:fill="none" draw:fill-color="#ffffff" draw:opacity="100%" draw:textarea-horizontal-align="center" draw:textarea-vertical-align="middle" fo:padding-top="2.49pt" fo:padding-bottom="2.49pt" fo:padding-left="2.49pt" fo:padding-right="2.49pt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draw:stroke="none" draw:stroke-dash="Dashed_20__28_var_29__20_4" svg:stroke-width="4.99pt" svg:stroke-color="#000000" svg:stroke-opacity="0%" draw:stroke-linejoin="miter" svg:stroke-linecap="butt" draw:fill="none" draw:fill-color="#000000" draw:opacity="100%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draw:stroke="solid" draw:stroke-dash="Dashed_20__28_var_29__20_4" svg:stroke-width="4.99pt" svg:stroke-color="#000000" svg:stroke-opacity="100%" draw:stroke-linejoin="bevel" svg:stroke-linecap="butt" draw:fill="none" draw:fill-color="#ffffff" draw:opacity="100%" draw:textarea-horizontal-align="center" draw:textarea-vertical-align="middle" fo:padding-top="2.49pt" fo:padding-bottom="2.49pt" fo:padding-left="2.49pt" fo:padding-right="2.49pt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draw:stroke="none" draw:stroke-dash="Dashed_20__28_var_29__20_4" svg:stroke-width="4.99pt" svg:stroke-color="#000000" svg:stroke-opacity="0%" draw:stroke-linejoin="bevel" svg:stroke-linecap="butt" draw:fill="none" draw:fill-color="#000000" draw:opacity="100%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2" style:family="graphic">
      <style:graphic-properties draw:stroke="solid" draw:stroke-dash="Dashed_20__28_var_29__20_4" svg:stroke-width="4.99pt" svg:stroke-color="#000000" svg:stroke-opacity="100%" draw:stroke-linejoin="none" svg:stroke-linecap="butt" draw:fill="none" draw:fill-color="#ffffff" draw:opacity="100%" draw:textarea-horizontal-align="center" draw:textarea-vertical-align="middle" fo:padding-top="2.49pt" fo:padding-bottom="2.49pt" fo:padding-left="2.49pt" fo:padding-right="2.49pt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3" style:family="graphic">
      <style:graphic-properties draw:stroke="none" draw:stroke-dash="Dashed_20__28_var_29__20_4" svg:stroke-width="4.99pt" svg:stroke-color="#000000" svg:stroke-opacity="0%" draw:stroke-linejoin="none" svg:stroke-linecap="butt" draw:fill="none" draw:fill-color="#000000" draw:opacity="100%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olygon text:anchor-type="page" text:anchor-page-number="1" draw:z-index="0" draw:name="turtle" draw:style-name="gr1" draw:text-style-name="P18" drawooo:display="printer" svg:width="0pt" svg:height="0pt" svg:x="299.11pt" svg:y="422.45pt" svg:viewBox="0 0 0 0" draw:points="0,0">
        <text:p/>
      </draw:polygon>
      <draw:polygon text:anchor-type="page" text:anchor-page-number="1" draw:z-index="1" draw:name="turtle" draw:style-name="gr2" draw:text-style-name="P18" drawooo:display="printer" svg:width="0pt" svg:height="0pt" svg:x="296.11pt" svg:y="219.46pt" svg:viewBox="0 0 0 0" draw:points="0,0">
        <text:p/>
      </draw:polygon>
      <draw:polygon text:anchor-type="page" text:anchor-page-number="1" draw:z-index="2" draw:name="turtle" draw:style-name="gr3" draw:text-style-name="P18" drawooo:display="printer" svg:width="0pt" svg:height="0pt" svg:x="297.44pt" svg:y="220.71pt" svg:viewBox="0 0 0 0" draw:points="0,0">
        <text:p/>
      </draw:polygon>
      <draw:polygon text:anchor-type="page" text:anchor-page-number="1" draw:z-index="3" draw:name="turtle" draw:style-name="gr4" draw:text-style-name="P18" drawooo:display="printer" svg:width="0pt" svg:height="0pt" svg:x="296.11pt" svg:y="459.44pt" svg:viewBox="0 0 0 0" draw:points="0,0">
        <text:p/>
      </draw:polygon>
      <draw:polygon text:anchor-type="page" text:anchor-page-number="0" draw:z-index="4" draw:name="turtle" draw:style-name="gr5" draw:text-style-name="P18" drawooo:display="printer" svg:width="0pt" svg:height="0pt" svg:x="296.11pt" svg:y="619.46pt" svg:viewBox="0 0 0 0" draw:points="0,0">
        <text:p/>
      </draw:polygon>
      <draw:polygon text:anchor-type="page" text:anchor-page-number="0" draw:z-index="5" draw:style-name="gr6" draw:text-style-name="P18" svg:width="34.61pt" svg:height="39.97pt" svg:x="296.16pt" svg:y="179.46pt" svg:viewBox="0 0 1222 1411" draw:points="0,1411 0,0 1222,706">
        <text:p/>
      </draw:polygon>
      <draw:rect text:anchor-type="page" text:anchor-page-number="0" draw:z-index="6" draw:style-name="gr7" draw:text-style-name="P18" svg:width="176.88pt" svg:height="14.06pt" svg:x="342.74pt" svg:y="232.44pt">
        <text:p><text:span text:style-name="T8">PENJOINT "rounded" (default)</text:span></text:p>
      </draw:rect>
      <draw:polygon text:anchor-type="page" text:anchor-page-number="0" draw:z-index="7" draw:style-name="gr8" draw:text-style-name="P18" svg:width="34.61pt" svg:height="39.97pt" svg:x="296.16pt" svg:y="279.44pt" svg:viewBox="0 0 1222 1411" draw:points="0,1411 0,0 1222,706">
        <text:p/>
      </draw:polygon>
      <draw:rect text:anchor-type="page" text:anchor-page-number="0" draw:z-index="8" draw:style-name="gr9" draw:text-style-name="P18" svg:width="103.66pt" svg:height="14.06pt" svg:x="344.35pt" svg:y="332.39pt">
        <text:p><text:span text:style-name="T8">PENJOINT "miter"</text:span></text:p>
      </draw:rect>
      <draw:polygon text:anchor-type="page" text:anchor-page-number="0" draw:z-index="9" draw:style-name="gr10" draw:text-style-name="P18" svg:width="34.61pt" svg:height="39.97pt" svg:x="296.16pt" svg:y="379.45pt" svg:viewBox="0 0 1222 1411" draw:points="0,1411 0,0 1222,706">
        <text:p/>
      </draw:polygon>
      <draw:rect text:anchor-type="page" text:anchor-page-number="0" draw:z-index="10" draw:style-name="gr11" draw:text-style-name="P18" svg:width="104.43pt" svg:height="14.06pt" svg:x="344.01pt" svg:y="432.51pt">
        <text:p><text:span text:style-name="T8">PENJOINT "bevel"</text:span></text:p>
      </draw:rect>
      <draw:polygon text:anchor-type="page" text:anchor-page-number="0" draw:z-index="11" draw:style-name="gr12" draw:text-style-name="P18" svg:width="34.61pt" svg:height="39.97pt" svg:x="296.16pt" svg:y="479.51pt" svg:viewBox="0 0 1222 1411" draw:points="0,1411 0,0 1222,706">
        <text:p/>
      </draw:polygon>
      <draw:rect text:anchor-type="page" text:anchor-page-number="0" draw:z-index="12" draw:style-name="gr13" draw:text-style-name="P18" svg:width="101.51pt" svg:height="14.06pt" svg:x="345.46pt" svg:y="532.49pt">
        <text:p><text:span text:style-name="T8">PENJOINT "none"</text:span></text:p>
      </draw:rect>
      <text:p text:style-name="P8">CLEARSCREEN</text:p>
      <text:p text:style-name="P8">HOME</text:p>
      <text:p text:style-name="P5">HIDETURTLE</text:p>
      <text:p text:style-name="P4">PENWIDTH <text:span text:style-name="T2">5</text:span> </text:p>
      <text:p text:style-name="P15">PENCOLOR “black”</text:p>
      <text:p text:style-name="P9">FILLCOLOR “invisible”</text:p>
      <text:p text:style-name="P4"/>
      <text:p text:style-name="P3">PENUP</text:p>
      <text:p text:style-name="P3">HEADING 0</text:p>
      <text:p text:style-name="P3"><text:span text:style-name="T3">FORWARD</text:span> <text:span text:style-name="T1">2</text:span>00</text:p>
      <text:p text:style-name="P3">PENDOWN</text:p>
      <text:p text:style-name="P3"/>
      <text:p text:style-name="P16">PENJOINT “rounded”</text:p>
      <text:p text:style-name="P1">FORWARD 40 RIGHT 120</text:p>
      <text:p text:style-name="P1">FORWARD 40 RIGHT 120</text:p>
      <text:p text:style-name="P1">FORWARD 40 RIGHT 120</text:p>
      <text:p text:style-name="P15">CLOSE</text:p>
      <text:p text:style-name="P1"/>
      <text:p text:style-name="P1">PENUP</text:p>
      <text:p text:style-name="P10">BACK 20</text:p>
      <text:p text:style-name="P10">HEADING 3h</text:p>
      <text:p text:style-name="P10">FORWARD 13<text:span text:style-name="T5">5</text:span></text:p>
      <text:p text:style-name="P10">HEADING 0</text:p>
      <text:p text:style-name="P11">LABEL “<text:span text:style-name="T4">PENJOINT "rounded" </text:span>(<text:span text:style-name="T6">default</text:span>)”</text:p>
      <text:p text:style-name="P10">HEADING 3h</text:p>
      <text:p text:style-name="P10">BACK 13<text:span text:style-name="T5">5</text:span></text:p>
      <text:p text:style-name="P1">HEADING 0</text:p>
      <text:p text:style-name="P1"><text:span text:style-name="T3">BACK</text:span> <text:span text:style-name="T3">80</text:span></text:p>
      <text:p text:style-name="P1">PENDOWN</text:p>
      <text:p text:style-name="P1"/>
      <text:p text:style-name="P17">PENJOINT “miter”</text:p>
      <text:p text:style-name="P2">FORWARD 40 RIGHT 120</text:p>
      <text:p text:style-name="P2">FORWARD 40 RIGHT 12<text:span text:style-name="T7">0</text:span></text:p>
      <text:p text:style-name="P2">FORWARD 40 RIGHT 120</text:p>
      <text:p text:style-name="P15">CLOSE</text:p>
      <text:p text:style-name="P2">HIDETURTLE</text:p>
      <text:p text:style-name="P2"/>
      <text:p text:style-name="P6">PENUP</text:p>
      <text:p text:style-name="P11">BACK 20</text:p>
      <text:p text:style-name="P11">HEADING 3h</text:p>
      <text:p text:style-name="P11">FORWARD 1<text:span text:style-name="T5">0</text:span>0</text:p>
      <text:p text:style-name="P11">HEADING 0</text:p>
      <text:p text:style-name="P11">LABEL “<text:span text:style-name="T4">PENJOINT "miter"</text:span>”</text:p>
      <text:p text:style-name="P11">HEADING 3h</text:p>
      <text:p text:style-name="P11">BACK 1<text:span text:style-name="T5">0</text:span>0</text:p>
      <text:p text:style-name="P6">HEADING 0</text:p>
      <text:p text:style-name="P6"><text:span text:style-name="T3">BACK</text:span> <text:span text:style-name="T3">80</text:span></text:p>
      <text:p text:style-name="P6">PENDOWN</text:p>
      <text:p text:style-name="P6"/>
      <text:p text:style-name="P7">PENJOINT “bevel”</text:p>
      <text:p text:style-name="P2">FORWARD 40 RIGHT 120</text:p>
      <text:p text:style-name="P2">FORWARD 40 RIGHT 120</text:p>
      <text:p text:style-name="P2"><text:soft-page-break/>FORWARD 40 RIGHT 120</text:p>
      <text:p text:style-name="P15">CLOSE</text:p>
      <text:p text:style-name="P2">HIDETURTLE</text:p>
      <text:p text:style-name="P2"/>
      <text:p text:style-name="P6">PENUP</text:p>
      <text:p text:style-name="P11">BACK 20</text:p>
      <text:p text:style-name="P11">HEADING 3h</text:p>
      <text:p text:style-name="P11">FORWARD 1<text:span text:style-name="T5">0</text:span>0</text:p>
      <text:p text:style-name="P11">HEADING 0</text:p>
      <text:p text:style-name="P11">LABEL “<text:span text:style-name="T4">PENJOINT "bevel"</text:span>”</text:p>
      <text:p text:style-name="P11">HEADING 3h</text:p>
      <text:p text:style-name="P11">BACK 1<text:span text:style-name="T5">0</text:span>0</text:p>
      <text:p text:style-name="P6">HEADING 0</text:p>
      <text:p text:style-name="P6"><text:span text:style-name="T3">BACK</text:span> <text:span text:style-name="T3">80</text:span></text:p>
      <text:p text:style-name="P6">PENDOWN</text:p>
      <text:p text:style-name="P6"/>
      <text:p text:style-name="P7">PENJOINT “none”</text:p>
      <text:p text:style-name="P2">FORWARD 40 RIGHT 120</text:p>
      <text:p text:style-name="P2">FORWARD 40 RIGHT 120</text:p>
      <text:p text:style-name="P2">FORWARD 40 RIGHT 120</text:p>
      <text:p text:style-name="P15">CLOSE</text:p>
      <text:p text:style-name="P2">HIDETURTLE</text:p>
      <text:p text:style-name="P2"/>
      <text:p text:style-name="P6">PENUP</text:p>
      <text:p text:style-name="P11">BACK 20</text:p>
      <text:p text:style-name="P11">HEADING 3h</text:p>
      <text:p text:style-name="P11">FORWARD 1<text:span text:style-name="T5">0</text:span>0</text:p>
      <text:p text:style-name="P11">HEADING 0</text:p>
      <text:p text:style-name="P11">LABEL “<text:span text:style-name="T4">PENJOINT "none"</text:span>”</text:p>
      <text:p text:style-name="P11">HEADING 3h</text:p>
      <text:p text:style-name="P11">BACK 1<text:span text:style-name="T5">0</text:span>0</text:p>
      <text:p text:style-name="P6">HEADING 0</text:p>
      <text:p text:style-name="P6"><text:span text:style-name="T3">BACK</text:span> <text:span text:style-name="T3">80</text:span></text:p>
      <text:p text:style-name="P6">PENDOWN</text:p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nux Biolinum G" svg:font-family="'Linux Biolinum G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_20_4" draw:display-name="Dashed (var) 4" draw:style="rect" draw:dots1="1" draw:distance="0pt"/>
    <draw:stroke-dash draw:name="Dashed_20__28_var_29__20_5" draw:display-name="Dashed (var) 5" draw:style="rect" draw:dots2="1" draw:dots2-length="0.57pt" draw:distance="0.57pt"/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12:02:38.127186832</meta:creation-date>
    <dc:title>template-default</dc:title>
    <meta:generator>LibreOffice/4.2.8.2$Linux_x86 LibreOffice_project/420m0$Build-2</meta:generator>
    <meta:editing-duration>PT24M25S</meta:editing-duration>
    <meta:editing-cycles>9</meta:editing-cycles>
    <dc:date>2016-07-30T09:12:53.997921265</dc:date>
    <meta:document-statistic meta:table-count="0" meta:image-count="0" meta:object-count="0" meta:page-count="2" meta:paragraph-count="77" meta:word-count="163" meta:character-count="899" meta:non-whitespace-character-count="812"/>
    <meta:template xlink:type="simple" xlink:actuate="onRequest" xlink:title="template-default" xlink:href="../../../.config/libreoffice/4/user/template/template-default.ott" meta:date="2016-07-29T12:02:37.694781336"/>
  </office:meta>
</office:document-meta>
</file>